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2dec" officeooo:paragraph-rsid="00162dec"/>
    </style:style>
    <style:style style:name="P2" style:family="paragraph" style:parent-style-name="Standard">
      <style:text-properties officeooo:rsid="0017aec0" officeooo:paragraph-rsid="0017aec0"/>
    </style:style>
    <style:style style:name="P3" style:family="paragraph" style:parent-style-name="Standard">
      <style:text-properties officeooo:rsid="00162dec" officeooo:paragraph-rsid="00162dec"/>
    </style:style>
    <style:style style:name="P4" style:family="paragraph" style:parent-style-name="Standard">
      <style:text-properties officeooo:rsid="0017aec0" officeooo:paragraph-rsid="0019c001"/>
    </style:style>
    <style:style style:name="P5" style:family="paragraph" style:parent-style-name="Standard">
      <style:text-properties officeooo:rsid="0019c001" officeooo:paragraph-rsid="0019c0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l procesar el fichero, tener en cuenta que el campo “docs” funcione como un description y el mutable como el readOnly</text:p>
      <text:p text:style-name="P4"/>
      <text:p text:style-name="P4">En la salida de datos, cuando un objeto es NFT, se añade “isNft”:true. Para el campo collection y nonce </text:p>
      <text:p text:style-name="P4">igual:</text:p>
      <text:p text:style-name="P2">“isCollection”:true,</text:p>
      <text:p text:style-name="P2">“isNonce”:true,</text:p>
      <text:p text:style-name="P2"/>
      <text:p text:style-name="P1"/>
      <text:p text:style-name="P1">Entrada de datos:</text:p>
      <text:p text:style-name="P1">Si el objeto lleva el campo “token” usamos el “value” como valor para la transacción con el token indicado.</text:p>
      <text:p text:style-name="P1"/>
      <text:p text:style-name="P1">Si el objeto lleva el campo “balance”, omitimos el token y lo tomamos como egld</text:p>
      <text:p text:style-name="P1"/>
      <text:p text:style-name="P1"><text:a xlink:type="simple" xlink:href="https://github.com/horizonnlabs/sc-gnogen-gng-mining-rs/tree/main/src" text:style-name="Internet_20_link" text:visited-style-name="Visited_20_Internet_20_Link">https://github.com/horizonnlabs/sc-gnogen-gng-mining-rs/tree/main/src</text:a></text:p>
      <text:p text:style-name="P1"><text:a xlink:type="simple" xlink:href="https://devnet-explorer.multiversx.com/accounts/erd1qqqqqqqqqqqqqpgqunfdvkfvux3025m9kzsx6e7n5peg07lmm8qsj6sshf" text:style-name="Internet_20_link" text:visited-style-name="Visited_20_Internet_20_Link">https://devnet-explorer.multiversx.com/accounts/erd1qqqqqqqqqqqqqpgqunfdvkfvux3025m9kzsx6e7n5peg07lmm8qsj6sshf</text:a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4T10:08:33.657753942</meta:creation-date>
    <dc:date>2023-10-05T12:38:37.086769530</dc:date>
    <meta:editing-duration>PT30M39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10" meta:word-count="82" meta:character-count="645" meta:non-whitespace-character-count="572"/>
  </office:meta>
</office:document-meta>
</file>